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style>
    <style:style style:name="P2" style:parent-style-name="Standard" style:family="paragraph">
      <style:paragraph-properties fo:widows="2" fo:orphans="2"/>
    </style:style>
    <style:style style:name="T3" style:parent-style-name="Absatz-Standardschriftart" style:family="text">
      <style:text-properties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T4" style:parent-style-name="Absatz-Standardschriftart" style:family="text">
      <style:text-properties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T5" style:parent-style-name="Absatz-Standardschriftart" style:family="text">
      <style:text-properties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P6" style:parent-style-name="Standard" style:family="paragraph">
      <style:paragraph-properties fo:widows="2" fo:orphans="2"/>
      <style:text-properties fo:color="#000000"/>
    </style:style>
    <style:style style:name="P7" style:parent-style-name="Standard" style:family="paragraph">
      <style:paragraph-properties fo:widows="2" fo:orphans="2"/>
      <style:text-properties fo:color="#000000"/>
    </style:style>
    <style:style style:name="P8" style:parent-style-name="Standard" style:family="paragraph">
      <style:paragraph-properties fo:widows="2" fo:orphans="2"/>
      <style:text-properties fo:color="#000000"/>
    </style:style>
    <style:style style:name="P9" style:parent-style-name="Standard" style:family="paragraph">
      <style:paragraph-properties fo:widows="2" fo:orphans="2"/>
      <style:text-properties fo:color="#000000"/>
    </style:style>
    <style:style style:name="P10" style:parent-style-name="Standard" style:family="paragraph">
      <style:paragraph-properties fo:widows="2" fo:orphans="2"/>
      <style:text-properties fo:color="#000000"/>
    </style:style>
    <style:style style:name="P11" style:parent-style-name="Standard" style:family="paragraph">
      <style:paragraph-properties fo:widows="2" fo:orphans="2"/>
      <style:text-properties fo:color="#000000"/>
    </style:style>
    <style:style style:name="P12" style:parent-style-name="Standard" style:family="paragraph">
      <style:paragraph-properties fo:widows="2" fo:orphans="2"/>
      <style:text-properties fo:color="#000000"/>
    </style:style>
    <style:style style:name="P13" style:parent-style-name="Standard" style:family="paragraph">
      <style:paragraph-properties fo:widows="2" fo:orphans="2"/>
      <style:text-properties fo:color="#000000"/>
    </style:style>
    <style:style style:name="P14" style:parent-style-name="Standard" style:family="paragraph">
      <style:paragraph-properties fo:widows="2" fo:orphans="2"/>
      <style:text-properties fo:color="#000000"/>
    </style:style>
    <style:style style:name="P15" style:parent-style-name="Standard" style:family="paragraph">
      <style:paragraph-properties fo:widows="2" fo:orphans="2"/>
      <style:text-properties fo:color="#000000"/>
    </style:style>
    <style:style style:name="P16" style:parent-style-name="Standard" style:family="paragraph">
      <style:paragraph-properties fo:widows="2" fo:orphans="2"/>
      <style:text-properties fo:color="#000000"/>
    </style:style>
    <style:style style:name="P17" style:parent-style-name="Standard" style:family="paragraph">
      <style:paragraph-properties fo:widows="2" fo:orphans="2"/>
      <style:text-properties fo:color="#000000"/>
    </style:style>
    <style:style style:name="P18" style:parent-style-name="Standard" style:family="paragraph">
      <style:paragraph-properties fo:widows="2" fo:orphans="2"/>
      <style:text-properties fo:color="#000000"/>
    </style:style>
    <style:style style:name="P19" style:parent-style-name="Standard" style:family="paragraph">
      <style:paragraph-properties fo:widows="2" fo:orphans="2"/>
      <style:text-properties fo:color="#000000"/>
    </style:style>
    <style:style style:name="P20" style:parent-style-name="Standard" style:family="paragraph">
      <style:paragraph-properties fo:widows="2" fo:orphans="2"/>
      <style:text-properties fo:color="#000000"/>
    </style:style>
    <style:style style:name="P21" style:parent-style-name="Standard" style:family="paragraph">
      <style:paragraph-properties fo:widows="2" fo:orphans="2"/>
      <style:text-properties fo:color="#000000"/>
    </style:style>
    <style:style style:name="P22" style:parent-style-name="Standard" style:family="paragraph">
      <style:paragraph-properties fo:widows="2" fo:orphans="2"/>
      <style:text-properties fo:color="#000000"/>
    </style:style>
    <style:style style:name="P23" style:parent-style-name="Standard" style:family="paragraph">
      <style:paragraph-properties fo:widows="2" fo:orphans="2"/>
      <style:text-properties fo:color="#000000"/>
    </style:style>
    <style:style style:name="P24" style:parent-style-name="Standard" style:family="paragraph">
      <style:paragraph-properties fo:widows="2" fo:orphans="2"/>
    </style:style>
    <style:style style:name="P25" style:parent-style-name="Standard" style:family="paragraph">
      <style:paragraph-properties fo:widows="2" fo:orphans="2"/>
    </style:style>
    <style:style style:name="P26" style:parent-style-name="Standard" style:family="paragraph">
      <style:paragraph-properties fo:widows="2" fo:orphans="2"/>
    </style:style>
    <style:style style:name="P27" style:parent-style-name="Standard" style:family="paragraph">
      <style:paragraph-properties fo:widows="2" fo:orphans="2"/>
    </style:style>
    <style:style style:name="P28" style:parent-style-name="Standard" style:family="paragraph">
      <style:paragraph-properties fo:widows="2" fo:orphans="2"/>
    </style:style>
    <style:style style:name="P29" style:parent-style-name="Standard" style:family="paragraph">
      <style:paragraph-properties fo:widows="2" fo:orphans="2"/>
    </style:style>
    <style:style style:name="P30" style:parent-style-name="Standard" style:family="paragraph">
      <style:paragraph-properties fo:widows="2" fo:orphans="2"/>
    </style:style>
    <style:style style:name="P31" style:parent-style-name="Standard" style:family="paragraph">
      <style:paragraph-properties fo:widows="2" fo:orphans="2"/>
    </style:style>
    <style:style style:name="P32" style:parent-style-name="Standard" style:family="paragraph">
      <style:paragraph-properties fo:widows="2" fo:orphans="2"/>
    </style:style>
    <style:style style:name="P33" style:parent-style-name="Standard" style:family="paragraph">
      <style:paragraph-properties fo:widows="2" fo:orphans="2"/>
    </style:style>
    <style:style style:name="P34" style:parent-style-name="Standard" style:family="paragraph">
      <style:paragraph-properties fo:widows="2" fo:orphans="2"/>
    </style:style>
    <style:style style:name="P35" style:parent-style-name="Standard" style:family="paragraph">
      <style:paragraph-properties fo:widows="2" fo:orphans="2"/>
    </style:style>
    <style:style style:name="P36" style:parent-style-name="Standard" style:family="paragraph">
      <style:paragraph-properties fo:widows="2" fo:orphans="2"/>
    </style:style>
    <style:style style:name="P37" style:parent-style-name="Standard" style:family="paragraph">
      <style:paragraph-properties fo:widows="2" fo:orphans="2"/>
    </style:style>
    <style:style style:name="P38" style:parent-style-name="Standard" style:family="paragraph">
      <style:paragraph-properties fo:widows="2" fo:orphans="2"/>
    </style:style>
    <style:style style:name="P39" style:parent-style-name="Standard" style:family="paragraph">
      <style:paragraph-properties fo:widows="2" fo:orphans="2"/>
    </style:style>
    <style:style style:name="P40" style:parent-style-name="Standard" style:family="paragraph">
      <style:paragraph-properties fo:widows="2" fo:orphans="2"/>
    </style:style>
    <style:style style:name="P41" style:parent-style-name="Standard" style:family="paragraph">
      <style:paragraph-properties fo:widows="2" fo:orphans="2"/>
    </style:style>
    <style:style style:name="P42" style:parent-style-name="Standard" style:family="paragraph">
      <style:paragraph-properties fo:widows="2" fo:orphans="2"/>
    </style:style>
    <style:style style:name="P43" style:parent-style-name="Standard" style:family="paragraph">
      <style:paragraph-properties fo:widows="2" fo:orphans="2"/>
    </style:style>
    <style:style style:name="P44" style:parent-style-name="Standard" style:family="paragraph">
      <style:paragraph-properties fo:widows="2" fo:orphans="2"/>
    </style:style>
    <style:style style:name="P45" style:parent-style-name="Standard" style:family="paragraph">
      <style:paragraph-properties fo:widows="2" fo:orphans="2"/>
    </style:style>
    <style:style style:name="P46" style:parent-style-name="Standard" style:family="paragraph">
      <style:paragraph-properties fo:widows="2" fo:orphans="2"/>
    </style:style>
    <style:style style:name="P47" style:parent-style-name="Standard" style:family="paragraph">
      <style:paragraph-properties fo:widows="2" fo:orphans="2"/>
    </style:style>
    <style:style style:name="T48" style:parent-style-name="Absatz-Standardschriftart" style:family="text">
      <style:text-properties fo:font-weight="bold" style:font-weight-asian="bold" style:font-weight-complex="bold"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49" style:parent-style-name="Absatz-Standardschriftart" style:family="text">
      <style:text-properties fo:font-weight="bold" style:font-weight-asian="bold" style:font-weight-complex="bold"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50" style:parent-style-name="Absatz-Standardschriftart" style:family="text">
      <style:text-properties fo:font-weight="bold" style:font-weight-asian="bold" style:font-weight-complex="bold"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51" style:parent-style-name="Standard" style:family="paragraph">
      <style:paragraph-properties fo:widows="2" fo:orphans="2"/>
    </style:style>
    <style:style style:name="P52" style:parent-style-name="Standard" style:family="paragraph">
      <style:paragraph-properties fo:widows="2" fo:orphans="2"/>
    </style:style>
    <style:style style:name="P53" style:parent-style-name="Standard" style:family="paragraph">
      <style:paragraph-properties fo:widows="2" fo:orphans="2"/>
    </style:style>
    <style:style style:name="P54" style:parent-style-name="Standard" style:family="paragraph">
      <style:paragraph-properties fo:widows="2" fo:orphans="2"/>
    </style:style>
    <style:style style:name="P55" style:parent-style-name="Standard" style:family="paragraph">
      <style:paragraph-properties fo:widows="2" fo:orphans="2"/>
    </style:style>
    <style:style style:name="P56" style:parent-style-name="Standard" style:family="paragraph">
      <style:paragraph-properties fo:widows="2" fo:orphans="2"/>
    </style:style>
    <style:style style:name="P57" style:parent-style-name="Standard" style:family="paragraph">
      <style:paragraph-properties fo:widows="2" fo:orphans="2"/>
    </style:style>
    <style:style style:name="P58" style:parent-style-name="Standard" style:family="paragraph">
      <style:paragraph-properties fo:widows="2" fo:orphans="2"/>
    </style:style>
    <style:style style:name="P59" style:parent-style-name="Standard" style:family="paragraph">
      <style:paragraph-properties fo:widows="2" fo:orphans="2"/>
    </style:style>
    <style:style style:name="P60" style:parent-style-name="Standard" style:family="paragraph">
      <style:paragraph-properties fo:widows="2" fo:orphans="2"/>
    </style:style>
    <style:style style:name="P61" style:parent-style-name="Standard" style:family="paragraph">
      <style:paragraph-properties fo:widows="2" fo:orphans="2"/>
    </style:style>
    <style:style style:name="T62" style:parent-style-name="Absatz-Standardschriftart" style:family="text">
      <style:text-properties fo:color="#000000" fo:font-size="11pt" style:font-size-asian="11pt"/>
    </style:style>
    <style:style style:name="P63" style:parent-style-name="Standard" style:family="paragraph">
      <style:paragraph-properties fo:widows="2" fo:orphans="2"/>
      <style:text-properties fo:color="#000000"/>
    </style:style>
    <style:style style:name="P64" style:parent-style-name="Standard" style:family="paragraph">
      <style:paragraph-properties fo:widows="2" fo:orphans="2"/>
      <style:text-properties fo:color="#000000"/>
    </style:style>
    <style:style style:name="P65" style:parent-style-name="Standard" style:family="paragraph">
      <style:paragraph-properties fo:widows="2" fo:orphans="2"/>
      <style:text-properties fo:color="#000000"/>
    </style:style>
    <style:style style:name="P66" style:parent-style-name="Standard" style:family="paragraph">
      <style:paragraph-properties fo:widows="2" fo:orphans="2"/>
    </style:style>
    <style:style style:name="P67" style:parent-style-name="Standard" style:family="paragraph">
      <style:paragraph-properties fo:widows="2" fo:orphans="2"/>
    </style:style>
    <style:style style:name="P68" style:parent-style-name="Standard" style:family="paragraph">
      <style:paragraph-properties fo:widows="2" fo:orphans="2"/>
    </style:style>
    <style:style style:name="P69" style:parent-style-name="Standard" style:family="paragraph">
      <style:paragraph-properties fo:widows="2" fo:orphans="2"/>
    </style:style>
    <style:style style:name="P70" style:parent-style-name="Standard" style:family="paragraph">
      <style:paragraph-properties fo:widows="2" fo:orphans="2"/>
    </style:style>
    <style:style style:name="P71" style:parent-style-name="Standard" style:family="paragraph">
      <style:paragraph-properties fo:widows="2" fo:orphans="2"/>
    </style:style>
    <style:style style:name="P72" style:parent-style-name="Standard" style:family="paragraph">
      <style:paragraph-properties fo:widows="2" fo:orphans="2"/>
    </style:style>
    <style:style style:name="P73" style:parent-style-name="Standard" style:family="paragraph">
      <style:paragraph-properties fo:widows="2" fo:orphans="2"/>
      <style:text-properties style:text-underline-type="single" style:text-underline-style="solid" style:text-underline-width="auto" style:text-underline-mode="continuous"/>
    </style:style>
    <style:style style:name="P74" style:parent-style-name="Standard" style:family="paragraph">
      <style:paragraph-properties fo:widows="2" fo:orphans="2"/>
    </style:style>
    <style:style style:name="P75" style:parent-style-name="Standard" style:family="paragraph">
      <style:paragraph-properties fo:widows="2" fo:orphans="2"/>
    </style:style>
    <style:style style:name="P76" style:parent-style-name="Standard" style:family="paragraph">
      <style:paragraph-properties fo:widows="2" fo:orphans="2"/>
    </style:style>
    <style:style style:name="T77" style:parent-style-name="Absatz-Standardschriftart" style:family="text">
      <style:text-properties fo:color="#000000"/>
    </style:style>
    <style:style style:name="P78" style:parent-style-name="Standard" style:family="paragraph">
      <style:paragraph-properties fo:widows="2" fo:orphans="2"/>
    </style:style>
    <style:style style:name="P79" style:parent-style-name="Standard" style:family="paragraph">
      <style:paragraph-properties fo:widows="2" fo:orphans="2"/>
    </style:style>
    <style:style style:name="P80" style:parent-style-name="Standard" style:family="paragraph">
      <style:paragraph-properties fo:widows="2" fo:orphans="2"/>
    </style:style>
    <style:style style:name="P81" style:parent-style-name="Standard" style:family="paragraph">
      <style:paragraph-properties fo:widows="2" fo:orphans="2"/>
    </style:style>
    <style:style style:name="P82" style:parent-style-name="Standard" style:family="paragraph">
      <style:paragraph-properties fo:widows="2" fo:orphans="2"/>
    </style:style>
    <style:style style:name="P83" style:parent-style-name="Standard" style:family="paragraph">
      <style:paragraph-properties fo:widows="2" fo:orphans="2"/>
    </style:style>
    <style:style style:name="P84" style:parent-style-name="Standard" style:family="paragraph">
      <style:paragraph-properties fo:widows="2" fo:orphans="2"/>
    </style:style>
    <style:style style:name="P85" style:parent-style-name="Standard" style:family="paragraph">
      <style:paragraph-properties fo:widows="2" fo:orphans="2"/>
    </style:style>
    <style:style style:name="P86" style:parent-style-name="Standard" style:family="paragraph">
      <style:paragraph-properties fo:widows="2" fo:orphans="2"/>
    </style:style>
    <style:style style:name="P87" style:parent-style-name="Standard" style:family="paragraph">
      <style:paragraph-properties fo:widows="2" fo:orphans="2"/>
    </style:style>
    <style:style style:name="P88" style:parent-style-name="Standard" style:family="paragraph">
      <style:paragraph-properties fo:widows="2" fo:orphans="2"/>
    </style:style>
    <style:style style:name="P89" style:parent-style-name="Standard" style:family="paragraph">
      <style:paragraph-properties fo:widows="2" fo:orphans="2"/>
    </style:style>
    <style:style style:name="P90" style:parent-style-name="Standard" style:family="paragraph">
      <style:paragraph-properties fo:widows="2" fo:orphans="2" fo:text-align="center"/>
      <style:text-properties fo:font-weight="bold" style:font-weight-asian="bold" style:font-weight-complex="bold"/>
    </style:style>
    <style:style style:name="P91" style:parent-style-name="Standard" style:family="paragraph">
      <style:paragraph-properties fo:widows="2" fo:orphans="2"/>
    </style:style>
    <style:style style:name="P92" style:parent-style-name="Standard" style:family="paragraph">
      <style:paragraph-properties fo:widows="2" fo:orphans="2"/>
    </style:style>
    <style:style style:name="P93" style:parent-style-name="Standard" style:family="paragraph">
      <style:paragraph-properties fo:widows="2" fo:orphans="2"/>
    </style:style>
    <style:style style:name="P94" style:parent-style-name="Standard" style:family="paragraph">
      <style:paragraph-properties fo:widows="2" fo:orphans="2"/>
    </style:style>
    <style:style style:name="P95" style:parent-style-name="Standard" style:family="paragraph">
      <style:paragraph-properties fo:widows="2" fo:orphans="2"/>
    </style:style>
    <style:style style:name="P96" style:parent-style-name="Standard" style:family="paragraph">
      <style:paragraph-properties fo:widows="2" fo:orphans="2"/>
    </style:style>
    <style:style style:name="P97" style:parent-style-name="Standard" style:family="paragraph">
      <style:paragraph-properties fo:widows="2" fo:orphans="2"/>
    </style:style>
    <style:style style:name="P98" style:parent-style-name="Standard" style:family="paragraph">
      <style:paragraph-properties fo:widows="2" fo:orphans="2"/>
    </style:style>
    <style:style style:name="P99" style:parent-style-name="Textbody" style:family="paragraph">
      <style:text-properties style:font-name="Helvetica Neue" fo:color="#000000" fo:font-size="11pt" style:font-size-asian="11pt"/>
    </style:style>
    <style:style style:name="T100" style:parent-style-name="Absatz-Standardschriftart" style:family="text">
      <style:text-properties style:font-name="Helvetica Neue" fo:color="#000000" fo:font-size="11pt" style:font-size-asian="11pt"/>
    </style:style>
    <style:style style:name="T101" style:parent-style-name="Absatz-Standardschriftart" style:family="text">
      <style:text-properties style:font-name="Helvetica Neue" fo:color="#000000" fo:font-size="11pt" style:font-size-asian="11pt"/>
    </style:style>
    <style:style style:name="T102" style:parent-style-name="Absatz-Standardschriftart" style:family="text">
      <style:text-properties style:font-name="Helvetica Neue" fo:color="#000000" fo:font-size="11pt" style:font-size-asian="11pt"/>
    </style:style>
    <style:style style:name="T103" style:parent-style-name="Absatz-Standardschriftart" style:family="text">
      <style:text-properties style:font-name="Helvetica Neue" fo:color="#000000" fo:font-size="11pt" style:font-size-asian="11pt"/>
    </style:style>
    <style:style style:name="T104" style:parent-style-name="Absatz-Standardschriftart" style:family="text">
      <style:text-properties style:font-name="Helvetica Neue" fo:color="#000000" fo:font-size="11pt" style:font-size-asian="11pt"/>
    </style:style>
    <style:style style:name="T105" style:parent-style-name="Absatz-Standardschriftart" style:family="text">
      <style:text-properties style:font-name="Helvetica Neue" fo:color="#000000" fo:font-size="11pt" style:font-size-asian="11pt"/>
    </style:style>
    <style:style style:name="T106" style:parent-style-name="Absatz-Standardschriftart" style:family="text">
      <style:text-properties style:font-name="Helvetica Neue" fo:color="#000000" fo:font-size="11pt" style:font-size-asian="11pt"/>
    </style:style>
    <style:style style:name="T107" style:parent-style-name="Absatz-Standardschriftart" style:family="text">
      <style:text-properties style:font-name="Helvetica Neue" fo:color="#000000" fo:font-size="11pt" style:font-size-asian="11pt"/>
    </style:style>
    <style:style style:name="T108" style:parent-style-name="Absatz-Standardschriftart" style:family="text">
      <style:text-properties style:font-name="Helvetica Neue" fo:color="#000000" fo:font-size="11pt" style:font-size-asian="11pt"/>
    </style:style>
    <style:style style:name="T109" style:parent-style-name="Absatz-Standardschriftart" style:family="text">
      <style:text-properties style:font-name="Helvetica Neue" fo:color="#000000" fo:font-size="11pt" style:font-size-asian="11pt"/>
    </style:style>
    <style:style style:name="T110" style:parent-style-name="Absatz-Standardschriftart" style:family="text">
      <style:text-properties style:font-name="Helvetica Neue" fo:color="#000000" fo:font-size="11pt" style:font-size-asian="11pt"/>
    </style:style>
    <style:style style:name="T111" style:parent-style-name="Absatz-Standardschriftart" style:family="text">
      <style:text-properties style:font-name="Helvetica Neue" fo:color="#000000" fo:font-size="11pt" style:font-size-asian="11pt"/>
    </style:style>
    <style:style style:name="T112" style:parent-style-name="Absatz-Standardschriftart" style:family="text">
      <style:text-properties style:font-name="Helvetica Neue" fo:color="#000000" fo:font-size="11pt" style:font-size-asian="11pt"/>
    </style:style>
    <style:style style:name="T113" style:parent-style-name="Absatz-Standardschriftart" style:family="text">
      <style:text-properties style:font-name="Helvetica Neue" fo:color="#000000" fo:font-size="11pt" style:font-size-asian="11pt"/>
    </style:style>
  </office:automatic-styles>
  <office:body>
    <office:text text:use-soft-page-breaks="true">
      <text:p text:style-name="P1"/>
      <text:p text:style-name="P2"><text:tab/><text:tab/><text:tab/><text:span text:style-name="T3">Chees</text:span><text:span text:style-name="T4">e</text:span><text:span text:style-name="T5">burgersuppe</text:span></text:p>
      <text:p text:style-name="P6">6 Portionen</text:p>
      <text:p text:style-name="P7">500g mageres Rinderhackfilet</text:p>
      <text:p text:style-name="P8">125g Schinkenspeck gewürfelt</text:p>
      <text:p text:style-name="P9">150g rote Zwiebel fein gewürfelt</text:p>
      <text:p text:style-name="P10">400g Lauch in Ringe geschnitten</text:p>
      <text:p text:style-name="P11">500g Paprika bunt in Streifen geschnitten</text:p>
      <text:p text:style-name="P12">500g Tomaten aus der Dose</text:p>
      <text:p text:style-name="P13">750 ml<text:s/>Gemüsebrühe</text:p>
      <text:p text:style-name="P14">kräftig gewürzt</text:p>
      <text:p text:style-name="P15">200g Frischkäse</text:p>
      <text:p text:style-name="P16">150g Cheddar herzhaft ,fein <text:s/>gerieben</text:p>
      <text:p text:style-name="P17">35g mittelscharfer Senf</text:p>
      <text:p text:style-name="P18">125g saure Gurken in Stücke geschnitten</text:p>
      <text:p text:style-name="P19">1el Erythrit</text:p>
      <text:p text:style-name="P20">2 tl Johannisbrotkernmehl zum Binden</text:p>
      <text:p text:style-name="P21">Salz Pfeffer <text:s/></text:p>
      <text:p text:style-name="P22">10g Kokosöl</text:p>
      <text:p text:style-name="P23"><text:s/></text:p>
      <text:p text:style-name="P24"/>
      <text:p text:style-name="P25">Du liebst<text:s/>Cheeseburger genauso wie ich, <text:s/>ich zeige dir jetzt wie du eine Cheeseburgersuppe selbst <text:s/>zubereitest</text:p>
      <text:p text:style-name="P26">Als Erstes musst du<text:s/>die gehackte Zwiebel<text:s/>mit etwas Kokosöl<text:s/>andünsten. Das<text:s/>Hackfleisch und die Schinkenwürfel hinzugeben und krümelig braten. Mit Salz und Pfeffer würzen und das Erythrit zufügen. Mit der Brühe und den geschälten<text:s/>Tomaten<text:s/>Auffüllen und 10-15<text:s/>Minuten<text:s/>köcheln lassen. Jetzt die Lauchringe und die Paprikastreifen<text:s/>hinzufügen<text:s/>und weitere 10min köcheln lassen.</text:p>
      <text:p text:style-name="P27">Den Frischkäse unterrühren und in der heißen Suppe den geriebenen Cheddar(etwas übrig lassen) schmelzen lassen. Zum Schluss noch den Senf und die Gurkenstücke hinzufügen und fina mit Salz und Pfeffer abschmecken.</text:p>
      <text:p text:style-name="P28">Wenn die Konsistenz der Cheeseburger-Suppe zu wässrig ist,<text:s/>dann die 2 Teelöffel Johannisbrotkernmehl<text:s/>in etwa 100 ml kaltem Wasser anrühren und zügig in die nicht mehr kochende Suppe rühren. Dann einmal kurz aufkochen und deine Cheeseburger Suppe ist fertig. Nun kannst du es in Schalen füllen und mit etwas geriebenen Cheddar bestreuen.</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soft-page-break/>
      <text:p text:style-name="P47">3 Portionen für<text:s/><text:span text:style-name="T48">Chees</text:span><text:span text:style-name="T49">e</text:span><text:span text:style-name="T50">burgermuffins</text:span></text:p>
      <text:p text:style-name="P51">500g Rinderhackfilet</text:p>
      <text:p text:style-name="P52">n.B. Salz und Pfeffer</text:p>
      <text:p text:style-name="P53">¼ TL Kreuzkümmel</text:p>
      <text:p text:style-name="P54">n.B. Olivenöl, zu Anbraten</text:p>
      <text:p text:style-name="P55">2 Eier</text:p>
      <text:p text:style-name="P56">50g Doppelrahmfrischkäse</text:p>
      <text:p text:style-name="P57">100g Mandeln blanchiert und gemahlen</text:p>
      <text:p text:style-name="P58">1 Tl Backpulver</text:p>
      <text:p text:style-name="P59">25g Sesam</text:p>
      <text:p text:style-name="P60">100g Cheddarkäse<text:s/>gerieben</text:p>
      <text:p text:style-name="P61">200g Cremè<text:s/><text:span text:style-name="T62">fraîche</text:span></text:p>
      <text:p text:style-name="P63">1 TL Senf Mittelscharf</text:p>
      <text:p text:style-name="P64">50g Tomatenmark</text:p>
      <text:p text:style-name="P65">1TL Paprikapulver</text:p>
      <text:p text:style-name="P66">½ TL Currypulver</text:p>
      <text:p text:style-name="P67">1 EL Balsamico</text:p>
      <text:p text:style-name="P68">1EL Worcestersauce</text:p>
      <text:p text:style-name="P69">1 EL Stevia</text:p>
      <text:p text:style-name="P70">½ Zwiebel, rot</text:p>
      <text:p text:style-name="P71">5 kleine Tomaten</text:p>
      <text:p text:style-name="P72">2 Scheiben Essiggurken</text:p>
      <text:p text:style-name="P73"/>
      <text:p text:style-name="P74">Hallo,<text:s/>ich zeige dir nun wie du ganz leicht, deine<text:s text:c="2"/>leckeren und gesunden Cheeseburgermuffins machen kannst</text:p>
      <text:p text:style-name="P75">Als Erstes musst du deinen Backofen auf 140°C Umluft vorheizen. Als nächstes musst du</text:p>
      <text:p text:style-name="P76">rohes Hackfleisch in einer Schüssel nach Geschmackmit Salz und Pfeffer und Kreuzkümmel würzen. Anschließend zu<text:s/>zwölf kleinen Hackbällchen<text:s/>formen und in der Pfanne von allen Seiten Anbraten. Alle Eier in einer Schüssel aufschlagen und den Frischkäsedazugeben. Mit dem Handmixer<text:s/>verquirlen. Mandeln, Backpulver und Sesam dazugeben und alles miteinander zu einer homogenen<text:s/>Masse verrühren. Dann musst du den<text:s/>Teig<text:s/>auf 12 Muffinförmchen verteilen und ein Hackbällchen pro Förmchen hineindrücken. Ein Muffinblech damit befüllen und<text:s/>anschließend für<text:s/>20 Minuten backen. Den<text:s/>Cheddarkäse über<text:s/>die gebackenen Muffins streuen und<text:s/>nochmal<text:s/>für ein bis zwei Minuten überbacken, bis der Käse Zerläuft. Die Crème fraiche in eine Schüssel geben und Senf, Tomatenmark, Paprikapulver, Currypulver, Balsamico, Worcestersauce und Stevia dazugeben. Alles zu einer cremigen Sauce verrühren. Zwiebel, Tomaten<text:s/>und Gurkensticks in kleine Stückchen schneiden. Muffins aus dem Blech lösen, mit der Sauce und den kleinen Zwiebel-, Tomaten- und Gurkenstückchen nach Lust und Laune dekorieren und<text:s/>warm<text:s/>genießen.<text:s/>Schmeckt aber<text:s/>auch kalt sehr gut.<text:span text:style-name="T77"><text:line-break/></text:span></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soft-page-break/>
      <text:p text:style-name="P90">Low-Carb Pizza</text:p>
      <text:p text:style-name="P91"/>
      <text:p text:style-name="P92">1 ½ Dosen Thunfisch, im eigenen Saft</text:p>
      <text:p text:style-name="P93">3 Eier</text:p>
      <text:p text:style-name="P94">2 Scheiben Kochschinken</text:p>
      <text:p text:style-name="P95">80g Käse geriebener nach Belieben</text:p>
      <text:p text:style-name="P96">Salz und<text:s/>Pfeffer</text:p>
      <text:p text:style-name="P97">Oregano</text:p>
      <text:p text:style-name="P98">Tomatensauce</text:p>
      <text:p text:style-name="P99">Hallo,<text:s/>ich werde dir jetzt zeigen wir du eine Leckere Low Carb Pizza machst.</text:p>
      <text:p text:style-name="Textbody"><text:span text:style-name="T100">Am Anfang<text:s/></text:span><text:span text:style-name="T101">muss</text:span><text:span text:style-name="T102">t</text:span><text:span text:style-name="T103"><text:s/>du<text:s/></text:span><text:span text:style-name="T104">in einer Schüssel 2 Eier verrühren. Den Thunfisch abtropfen lassen, zu den Eier geben und alles gut durchmischen. Die Mischung auf ein Backblech mit Backpapier geben und rund formen. Der Boden sollte so 0,5 cm dick sein. Den Thunfischboden im vorgeheizten<text:s/></text:span><text:span text:style-name="T105">Backofen 10-15 min bei 180°. Danach aus dem Ofen nehmen, mit Tomatensauce bestreichen und mit Salz, Pfeffer und Oregano. Die Schinkenscheiben klein reißen und die Pizza damit belegen. Mit Käse bestreuen das dritte Ei aufschlagen und auf die Pizza geben.<text:s/></text:span><text:span text:style-name="T106">Danach</text:span><text:span text:style-name="T107"><text:s/>die Pizza wieder in den Ofen geben und ca. 20 Min backen, bis das<text:s/></text:span><text:span text:style-name="T108">Ei</text:span><text:span text:style-name="T109"><text:s/>gar ist und der Käse eine schöne goldene Farbe hat. Die Pizza kann nach Geschmack<text:s/></text:span><text:span text:style-name="T110">natürlich auc</text:span><text:span text:style-name="T111">h</text:span><text:span text:style-name="T112"><text:s/>anders belegt werden. Fertig ist deine gesunde Low Carb Pizza!</text:span><text:span text:style-name="T11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stocker</dc:creator>
    <meta:creation-date>2018-03-01T08:31:00Z</meta:creation-date>
    <dc:date>2019-11-19T18:04:00Z</dc:date>
    <meta:template xlink:href="Normal" xlink:type="simple"/>
    <meta:editing-cycles>3</meta:editing-cycles>
    <meta:editing-duration>PT0S</meta:editing-duration>
    <meta:document-statistic meta:page-count="3" meta:paragraph-count="8" meta:word-count="584" meta:character-count="4258" meta:row-count="30" meta:non-whitespace-character-count="3682"/>
  </office:meta>
</office:document-meta>
</file>